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var ff-mono" svg:font-family="'var ff-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d4d4d4" style:font-name="Consolas" fo:font-size="10.5pt" fo:letter-spacing="normal" fo:font-style="normal" fo:font-weight="normal" fo:background-color="#1e1e1e" loext:char-shading-value="0" loext:padding="0in" loext:border="none"/>
    </style:style>
    <style:style style:name="T3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>DB_CONNECTION=mysql</text:span></text:span></text:p>
      <text:p text:style-name="P2">DB_HOST=us-cdbr-east-05.cleardb.net</text:p>
      <text:p text:style-name="P2">DB_PORT=3000</text:p>
      <text:p text:style-name="P2">DB_DATABASE=heroku_6a91694c3eacb8e</text:p>
      <text:p text:style-name="P2">DB_USERNAME=<text:span text:style-name="T3">"b4039bedb23d3f"</text:span></text:p>
      <text:p text:style-name="P2">DB_PASSWORD=<text:span text:style-name="T3">"d04c0a04"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var ff-mono" svg:font-family="'var ff-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7T03:36:28.012000000</meta:creation-date>
    <dc:date>2022-06-27T20:15:12.157000000</dc:date>
    <meta:editing-duration>PT16H28M32S</meta:editing-duration>
    <meta:editing-cycles>1</meta:editing-cycles>
    <meta:document-statistic meta:table-count="0" meta:image-count="0" meta:object-count="0" meta:page-count="1" meta:paragraph-count="6" meta:word-count="6" meta:character-count="150" meta:non-whitespace-character-count="150"/>
    <meta:generator>LibreOffice/6.3.4.2$Windows_X86_64 LibreOffice_project/60da17e045e08f1793c57c00ba83cdfce946d0aa</meta:generator>
  </office:meta>
</office:document-meta>
</file>